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2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IRST LETTER (29:1-2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FIRST LETTER (29:1-2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erson and place (29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arties and purpose (29:1b-2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parties and purpose (29:1b-23):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o comfort and instruct (29:1b-14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o comfort and instruct (29:1b-14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Build, plant, marry, and raise children, for you'll be in Babylon for 70 years (29:1b-7, 10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Realize that after 70 years, God will bring you back to the land and will greatly prosper you (29:11-14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Don't believe the lying prophets in Babylon who tell you differently (29:8-9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parties and purpose (29:1b-23):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o comfort and instruct (29:1b-14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o condemn (29:15-2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o condemn (29:15-23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First group (29:15-1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econd group (29:20-23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parties and purpose (29:1b-23):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o comfort and instruct (29:1b-14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o condemn (29:15-2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FIRST LETTER (29:1-23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person and place (29:1a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parties and purpose (29:1b-2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JEREMIAH 29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FIRST LETTER (29:1-23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SECOND LETTER (29:24-29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SECOND LETTER (29:24-29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person and place (29:24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parties and purpose (29:25-29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The parties and purpose (29:25-29):<text:s text:c="1"/>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Replace the current high priest, Jehoiada (29:25-26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Silence Jeremiah the prophet (29:27-29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2-tx-Title-and-Text" presentation:presentation-page-layout-name="Master1-PPL12" draw:id="Slide-267">
        <draw:frame draw:id="id105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SECOND LETTER (29:24-29)<text:s text:c="1"/></text:span><text:span text:style-name="a590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The person and place (29:24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parties and purpose (29:25-29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JEREMIAH 29<text:s text:c="1"/></text:span><text:span text:style-name="a605" text:class-names=""/></text:p>
          </draw:text-box>
          <svg:title/>
          <svg:desc/>
        </draw:frame>
        <draw:frame draw:id="id108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FIRST LETTER (29:1-23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SECOND LETTER (29:24-29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IRD LETTER (29:30-32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4" draw:style-name="a621" draw:master-page-name="Master1-Layout12-tx-Title-and-Text" presentation:presentation-page-layout-name="Master1-PPL12" draw:id="Slide-269">
        <draw:frame draw:id="id109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THIRD LETTER (29:30-32)<text:s text:c="1"/></text:span><text:span text:style-name="a623" text:class-names=""/></text:p>
          </draw:text-box>
          <svg:title/>
          <svg:desc/>
        </draw:frame>
        <draw:frame draw:id="id110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person and place (29:30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parties and purpose (29:31-32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5" draw:style-name="a636" draw:master-page-name="Master1-Layout12-tx-Title-and-Text" presentation:presentation-page-layout-name="Master1-PPL12" draw:id="Slide-270">
        <draw:frame draw:id="id111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JEREMIAH 29<text:s text:c="1"/></text:span><text:span text:style-name="a638" text:class-names=""/></text:p>
          </draw:text-box>
          <svg:title/>
          <svg:desc/>
        </draw:frame>
        <draw:frame draw:id="id112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FIRST LETTER (29:1-23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SECOND LETTER (29:24-29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THIRD LETTER (29:30-32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29 </dc:title>
    <meta:initial-creator>David STRICKLAND</meta:initial-creator>
    <dc:creator>David STRICKLAND</dc:creator>
    <meta:creation-date>2020-02-24T10:53:27Z</meta:creation-date>
    <dc:date>2020-02-24T10:53:27Z</dc:date>
    <meta:template xlink:href="BibleStudy" xlink:type="simple"/>
    <meta:editing-cycles>1</meta:editing-cycles>
    <meta:editing-duration>PT0S</meta:editing-duration>
    <meta:document-statistic meta:paragraph-count="46" meta:word-count="333"/>
  </office:meta>
</office:document-meta>
</file>